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 svg:font-family="Calibri"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office:font-face-decls>
  <office:automatic-styles>
    <style:style style:name="P1" style:family="paragraph" style:parent-style-name="Standard">
      <style:paragraph-properties fo:margin-top="0in" fo:margin-bottom="0in" fo:line-height="100%"/>
    </style:style>
    <style:style style:name="P2" style:family="paragraph" style:parent-style-name="Standard">
      <style:paragraph-properties fo:margin-left="0.5in" fo:margin-right="0in" fo:text-indent="0in" style:auto-text-indent="false"/>
    </style:style>
    <style:style style:name="P3" style:family="paragraph" style:parent-style-name="Standard">
      <style:paragraph-properties fo:margin-left="1in" fo:margin-right="0in" fo:text-indent="0.5in" style:auto-text-indent="false"/>
    </style:style>
    <style:style style:name="P4" style:family="paragraph" style:parent-style-name="List_20_Paragraph" style:list-style-name="WWNum1"/>
    <style:style style:name="P5" style:family="paragraph" style:parent-style-name="Standard" style:master-page-name="Standard">
      <style:paragraph-properties fo:margin-top="0in" fo:margin-bottom="0in" fo:line-height="100%" style:page-number="auto"/>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Leiyang Guo, Brent Gaither, Kevin Portland</text:p>
      <text:p text:style-name="P1">BIO 242</text:p>
      <text:p text:style-name="P1">Prof. St. Clair and Visick</text:p>
      <text:p text:style-name="P1">2/8/15</text:p>
      <text:p text:style-name="P1"/>
      <text:list xml:id="list1435429700679849992" text:style-name="WWNum1">
        <text:list-item>
          <text:p text:style-name="P4">See code;</text:p>
        </text:list-item>
        <text:list-item>
          <text:p text:style-name="P4">Change:</text:p>
        </text:list-item>
      </text:list>
      <text:p text:style-name="P2">From: </text:p>
      <text:p text:style-name="P2"><text:tab/>for i in range(len(s<text:bookmark text:name="_GoBack"/>eq1))</text:p>
      <text:p text:style-name="P2"><text:tab/><text:tab/>if (seq1[i] != '-' and seq2[i] != '-')</text:p>
      <text:p text:style-name="P2"><text:tab/><text:tab/><text:tab/>lenCtr += 1</text:p>
      <text:p text:style-name="P2"><text:tab/><text:tab/><text:tab/>if(seq1[i] != seq2[i])</text:p>
      <text:p text:style-name="P2"><text:tab/><text:tab/><text:tab/><text:tab/>difCtr += 1</text:p>
      <text:p text:style-name="P2">to:</text:p>
      <text:p text:style-name="P2"><text:tab/>for i in range(len(seq1))</text:p>
      <text:p text:style-name="P3">lenCtr += 1</text:p>
      <text:p text:style-name="P2"><text:tab/><text:tab/>if (seq1[i] != seq2[i])</text:p>
      <text:p text:style-name="Standard"><text:tab/><text:tab/><text:tab/><text:tab/>difCtr += 1</text:p>
      <text:p text:style-name="P2">You might want to count gap as mismatch because gaps count in the differences between sequences. Gaps can, and probably do, indicate an evolutionary difference between sequences.</text:p>
      <text:list xml:id="list1162496103" text:continue-numbering="true" text:style-name="WWNum1">
        <text:list-item>
          <text:p text:style-name="P4">Both gap types should be treated similarly. The difference between the sequences should be accounted for in evolutionary distance. The differences even in terminal gaps would affect evolutionary distance and relatedness and therefore should be counted.</text:p>
        </text:list-item>
        <text:list-item>
          <text:p text:style-name="P4">You can’t count gap as mismatch in Kimura and Tamura’s model because: </text:p>
          <text:list>
            <text:list-item>
              <text:p text:style-name="P4">In both model, you have to account for transition and transversion, and if you count gap as mismatch, you won’t know what type of mismatch the gap should represent. Hence you are unable to calculate the formula;</text:p>
            </text:list-item>
            <text:list-item>
              <text:p text:style-name="P4">In Tamura’s model, you can’t determine what the nucleotide at the gap position should be, so you cannot calculate the GC content because there is no GC or AT.</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 svg:font-family="Calibri"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Arial Unicode M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List_20_Paragraph" style:display-name="List Paragraph" style:family="paragraph" style:parent-style-name="Standard" style:default-outline-level="">
      <style:paragraph-properties fo:margin="100%" fo:margin-left="0.5in" fo:margin-right="0in" fo:margin-top="0in" fo:margin-bottom="0.139in" fo:text-indent="0in" style:auto-text-indent="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dc:creator>Brent Gaither</dc:creator>
    <meta:editing-cycles>34</meta:editing-cycles>
    <meta:creation-date>2015-02-08T20:49:00</meta:creation-date>
    <dc:date>2015-02-09T20:06:12</dc:date>
    <meta:editing-duration>PT5M</meta:editing-duration>
    <meta:generator>OpenOffice.org/3.4$Unix OpenOffice.org_project/340m1$Build-9590</meta:generator>
    <meta:document-statistic meta:table-count="0" meta:image-count="0" meta:object-count="0" meta:page-count="1" meta:paragraph-count="22" meta:word-count="201" meta:character-count="1184"/>
    <meta:user-defined meta:name="AppVersion">14.0000</meta:user-defined>
    <meta:user-defined meta:name="Company">North Central Colleg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